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7</text:p>
          </table:table-cell>
          <table:table-cell table:style-name="ACE-0" office:value-type="float" office:value="66.109999999999999">
            <text:p>66.11</text:p>
          </table:table-cell>
          <table:table-cell table:style-name="ACE-0" office:value-type="float" office:value="37.75">
            <text:p>37.75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90.68000000000001">
            <text:p>190.68</text:p>
          </table:table-cell>
          <table:table-cell table:style-name="ACE-0" office:value-type="string">
            <text:p>peat on the surface of a marine terrac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879249999999999">
            <text:p>14.87925</text:p>
          </table:table-cell>
          <table:table-cell table:style-name="ACE-0" office:value-type="float" office:value="3.5781770673067594">
            <text:p>3.57818</text:p>
          </table:table-cell>
          <table:table-cell table:style-name="ACE-0" office:value-type="float" office:value="3.5781770673067594">
            <text:p>3.578177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6</text:p>
          </table:table-cell>
          <table:table-cell table:style-name="ACE-0" office:value-type="float" office:value="66.189999999999998">
            <text:p>66.19</text:p>
          </table:table-cell>
          <table:table-cell table:style-name="ACE-0" office:value-type="float" office:value="39.539999999999999">
            <text:p>39.54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buried peat within a marine terrac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792500000000002">
            <text:p>7.27925</text:p>
          </table:table-cell>
          <table:table-cell table:style-name="ACE-0" office:value-type="float" office:value="3.5781770673067594">
            <text:p>3.57818</text:p>
          </table:table-cell>
          <table:table-cell table:style-name="ACE-0" office:value-type="float" office:value="3.5781770673067594">
            <text:p>3.578177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stern_Kola_Peninsula-1</text:p>
          </table:table-cell>
          <table:table-cell table:style-name="ACE-0" office:value-type="float" office:value="66.200000000000003">
            <text:p>66.2</text:p>
          </table:table-cell>
          <table:table-cell table:style-name="ACE-0" office:value-type="float" office:value="39.509999999999998">
            <text:p>39.51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stern_Kola_Peninsula-3</text:p>
          </table:table-cell>
          <table:table-cell table:style-name="ACE-0" office:value-type="float" office:value="66.519999999999996">
            <text:p>66.52</text:p>
          </table:table-cell>
          <table:table-cell table:style-name="ACE-0" office:value-type="float" office:value="40.57">
            <text:p>40.57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stern_Kola_Peninsula-2</text:p>
          </table:table-cell>
          <table:table-cell table:style-name="ACE-0" office:value-type="float" office:value="66.519999999999996">
            <text:p>66.52</text:p>
          </table:table-cell>
          <table:table-cell table:style-name="ACE-0" office:value-type="float" office:value="40.609999999999999">
            <text:p>40.61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</text:p>
          </table:table-cell>
          <table:table-cell table:number-columns-repeated="240" table:style-name="ACE-0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7" gnm:cursor-row="4">
          <gnm:selection gnm:start-col="7" gnm:start-row="4" gnm:end-col="7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32:1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